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ourier New" svg:font-family="Courier New" style:font-family-generic="modern" style:font-pitch="fixed" svg:panose-1="2 7 3 9 2 2 5 2 4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MS Mincho" svg:font-family="MS Mincho" style:font-family-generic="modern" style:font-pitch="fixed" svg:panose-1="2 2 6 9 4 2 5 8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" style:parent-style-name="Standard" style:family="paragraph">
      <style:paragraph-properties fo:margin-bottom="0.1388in" fo:line-height="115%"/>
    </style:style>
    <style:style style:name="T3" style:parent-style-name="DefaultParagraphFont" style:family="text">
      <style:text-properties fo:font-weight="bold" style:font-weight-asian="bold" style:font-weight-complex="bold" fo:color="#A10000" fo:font-size="11pt" style:font-size-asian="11pt" style:font-size-complex="11pt"/>
    </style:style>
    <style:style style:name="T4" style:parent-style-name="DefaultParagraphFont" style:family="text">
      <style:text-properties fo:font-weight="bold" style:font-weight-asian="bold" style:font-weight-complex="bold" fo:color="#A10000" fo:font-size="11pt" style:font-size-asian="11pt" style:font-size-complex="11pt"/>
    </style:style>
    <style:style style:name="T5" style:parent-style-name="DefaultParagraphFont" style:family="text">
      <style:text-properties fo:font-weight="bold" style:font-weight-asian="bold" style:font-weight-complex="bold" fo:color="#A10000" fo:font-size="11pt" style:font-size-asian="11pt" style:font-size-complex="11pt"/>
    </style:style>
    <style:style style:name="T6" style:parent-style-name="DefaultParagraphFont" style:family="text">
      <style:text-properties fo:font-weight="bold" style:font-weight-asian="bold" style:font-weight-complex="bold" fo:color="#A10000" fo:font-size="11pt" style:font-size-asian="11pt" style:font-size-complex="11pt"/>
    </style:style>
    <style:style style:name="T7" style:parent-style-name="DefaultParagraphFont" style:family="text">
      <style:text-properties fo:font-weight="bold" style:font-weight-asian="bold" style:font-weight-complex="bold" fo:color="#A10000" fo:font-size="11pt" style:font-size-asian="11pt" style:font-size-complex="11pt"/>
    </style:style>
    <style:style style:name="T8" style:parent-style-name="DefaultParagraphFont" style:family="text">
      <style:text-properties fo:font-weight="bold" style:font-weight-asian="bold" style:font-weight-complex="bold" fo:color="#A10000" fo:font-size="11pt" style:font-size-asian="11pt" style:font-size-complex="11pt"/>
    </style:style>
    <style:style style:name="T9" style:parent-style-name="DefaultParagraphFont" style:family="text">
      <style:text-properties fo:font-weight="bold" style:font-weight-asian="bold" style:font-weight-complex="bold" fo:color="#A10000" fo:font-size="11pt" style:font-size-asian="11pt" style:font-size-complex="11pt"/>
    </style:style>
    <style:style style:name="T10" style:parent-style-name="DefaultParagraphFont" style:family="text">
      <style:text-properties fo:font-weight="bold" style:font-weight-asian="bold" style:font-weight-complex="bold" fo:color="#A10000" fo:font-size="11pt" style:font-size-asian="11pt" style:font-size-complex="11pt"/>
    </style:style>
    <style:style style:name="T11" style:parent-style-name="DefaultParagraphFont" style:family="text">
      <style:text-properties fo:font-weight="bold" style:font-weight-asian="bold" style:font-weight-complex="bold" fo:color="#A10000" fo:font-size="11pt" style:font-size-asian="11pt" style:font-size-complex="11pt"/>
    </style:style>
    <style:style style:name="T12" style:parent-style-name="DefaultParagraphFont" style:family="text">
      <style:text-properties fo:font-weight="bold" style:font-weight-asian="bold" style:font-weight-complex="bold" fo:color="#A10000" fo:font-size="11pt" style:font-size-asian="11pt" style:font-size-complex="11pt"/>
    </style:style>
    <style:style style:name="T13" style:parent-style-name="DefaultParagraphFont" style:family="text">
      <style:text-properties fo:font-weight="bold" style:font-weight-asian="bold" style:font-weight-complex="bold" fo:color="#A10000" fo:font-size="11pt" style:font-size-asian="11pt" style:font-size-complex="11pt"/>
    </style:style>
    <style:style style:name="P1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5" style:parent-style-name="Standard" style:family="paragraph">
      <style:paragraph-properties fo:margin-bottom="0.1388in" fo:line-height="115%"/>
    </style:style>
    <style:style style:name="T16" style:parent-style-name="DefaultParagraphFont" style:family="text">
      <style:text-properties fo:font-weight="bold" style:font-weight-asian="bold" style:font-weight-complex="bold" fo:color="#A10000" fo:font-size="11pt" style:font-size-asian="11pt" style:font-size-complex="11pt"/>
    </style:style>
    <style:style style:name="T17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T18" style:parent-style-name="DefaultParagraphFont" style:family="text">
      <style:text-properties fo:font-weight="bold" style:font-weight-asian="bold" style:font-weight-complex="bold" fo:color="#A10000" fo:font-size="11pt" style:font-size-asian="11pt" style:font-size-complex="11pt"/>
    </style:style>
    <style:style style:name="P1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0" style:parent-style-name="Standard" style:family="paragraph">
      <style:paragraph-properties fo:margin-bottom="0.1388in" fo:line-height="115%"/>
    </style:style>
    <style:style style:name="T21" style:parent-style-name="DefaultParagraphFont" style:family="text">
      <style:text-properties fo:font-weight="bold" style:font-weight-asian="bold" style:font-weight-complex="bold" fo:color="#A10000" fo:font-size="11pt" style:font-size-asian="11pt" style:font-size-complex="11pt"/>
    </style:style>
    <style:style style:name="T22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23" style:parent-style-name="Standard" style:family="paragraph">
      <style:paragraph-properties fo:margin-bottom="0.1388in" fo:line-height="115%"/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T24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T25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T26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27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28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T29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T30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T31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32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33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34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35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36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37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38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39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40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41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42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43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44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45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46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47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48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49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50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51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52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53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54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55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56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57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58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59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60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61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62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63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64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65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66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67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68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69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70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71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72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73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74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75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76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77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78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79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80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81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82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83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84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85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86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87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88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89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90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91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92" style:parent-style-name="Standard" style:family="paragraph"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  <style:style style:name="P93" style:parent-style-name="Standard" style:family="paragraph">
      <style:paragraph-properties fo:margin-bottom="0.1388in" fo:line-height="115%"/>
      <style:text-properties style:font-name="MS Mincho" style:font-name-asian="MS Mincho" style:font-name-complex="MS Mincho" fo:font-weight="bold" style:font-weight-asian="bold" style:font-weight-complex="bold" fo:color="#A10000" fo:font-size="11pt" style:font-size-asian="11pt" style:font-size-complex="11pt"/>
    </style:style>
  </office:automatic-styles>
  <office:body>
    <office:text text:use-soft-page-breaks="true">
      <text:p text:style-name="P1">1. =007298</text:p>
      <text:p text:style-name="P2"><text:span text:style-name="T3">ゲームフォルダ内の「法律</text:span><text:span text:style-name="T4"><text:s/></text:span><text:span text:style-name="T5">6</text:span><text:span text:style-name="T6"><text:s/></text:span><text:span text:style-name="T7">インターミッション</text:span><text:span text:style-name="T8"><text:s/></text:span><text:span text:style-name="T9">3</text:span><text:span text:style-name="T10"><text:s/></text:span><text:span text:style-name="T11">パート</text:span><text:span text:style-name="T12"><text:s/></text:span><text:span text:style-name="T13">3」についてはログを参照してください</text:span></text:p>
      <text:p text:style-name="P14">_</text:p>
      <text:p text:style-name="P15"><text:span text:style-name="T16">2. ミニチュア争い</text:span><text:span text:style-name="T17">:</text:span><text:span text:style-name="T18"><text:s/>=007327</text:span></text:p>
      <text:p text:style-name="P19">これは何ですか？ハロウィーンの乱交？</text:p>
      <text:p text:style-name="P20"><text:span text:style-name="T21">誰かが私に触れている。続けてください</text:span><text:span text:style-name="T22">。</text:span></text:p>
      <text:p text:style-name="P23">_</text:p>
      <text:p text:style-name="Standard"><text:span text:style-name="T24">MP1 -<text:s/></text:span><text:span text:style-name="T25">あなたのデュアルフォークを取る。二回自分自身をファック。</text:span><text:span text:style-name="T26"><text:s/>[Take your dual fork. Fuck yourself twice.]</text:span></text:p>
      <text:p text:style-name="P27">あなたに性的快感を与えるために十分な厚さではない。[It is not thick enough to give sexual pleasure to you.]</text:p>
      <text:p text:style-name="P28">あなたはあなたの言葉で私を退屈続けるのだろうか？または。あなたは私の服を脱ぐのだろうか？ [Will you continue boring me with your words? Or will you take off my clothes?]</text:p>
      <text:p text:style-name="Standard"><text:span text:style-name="T29"><text:s/></text:span><text:span text:style-name="T30">私はあなたの歯の間に私の乳首を感じるようにしたい。</text:span><text:span text:style-name="T31">[I want to feel my nipples between your teeth.]</text:span></text:p>
      <text:p text:style-name="P32">十分に公平。[Fair enough.]</text:p>
      <text:p text:style-name="P33">私が覚えている。[I remember.]</text:p>
      <text:p text:style-name="P34">時々私は、そのメモリに自慰行為。[Sometimes I masturbate to that memory.]</text:p>
      <text:p text:style-name="P35">...</text:p>
      <text:p text:style-name="P36">性交あなたは何を話している？白痴雌犬。[What the fuck you're talking about? Bitch idiot.]</text:p>
      <text:p text:style-name="P37">ハマグリは、真珠を生成しません。あなたは海の何も知らない。[Clam will not produce the pearl. You do not know anything of the sea.]</text:p>
      <text:p text:style-name="P38">あなたは非常に怒っているように見える。性交をチルアウト。のはお互いに触れてみましょう。私と一緒に投石入手してください。[You seem to be very angry. Chill the fuck out. Let's touch each other. Please get stoned with me.]</text:p>
      <text:p text:style-name="P39">正確にどのくらいの。あなたは知りたいですか？水のビッチ。[Exactly how much. Do you want to know? Bitch of water.]</text:p>
      <text:p text:style-name="P40">MP2 - あなたは私になりたいですか？ [Do you want to be me?]</text:p>
      <text:p text:style-name="P41">あなたは私にはできません。あなたは私を理解できない場合。[You can not be me. If you can not understand me.]</text:p>
      <text:p text:style-name="P42">さらに。あなたは私にはできません。あなたは私を性交することができない場合。[In addition. You can not be me. If you can not fuck me.]</text:p>
      <text:p text:style-name="P43">MP3 - あなたは時間の領主に挑戦します。[You challenge the lord of time.]</text:p>
      <text:p text:style-name="P44">あなたの哀れな軍隊は失敗しなければならない。[Your pathetic army must fail.]</text:p>
      <text:p text:style-name="P45">彼はあなたの幽霊を食べるようになる。彼は現実そのものを消費するからである。[He will eat your ghost. For he consumes reality itself.]</text:p>
      <text:soft-page-break/>
      <text:p text:style-name="P46">ない。あなたはそうしなかった。[No. You did not.]</text:p>
      <text:p text:style-name="P47">私は何も後悔はありません。[I do not regret anything.]</text:p>
      <text:p text:style-name="P48">_</text:p>
      <text:p text:style-name="P49">HZ1 - あなたは私になりたいですか？ [Do you want to be me?]</text:p>
      <text:p text:style-name="P50">あなたは私にはできません。あなたは私を理解できない場合。[You can not be me. If you can not understand me.]</text:p>
      <text:p text:style-name="P51">さらに。あなたは私にはできません。あなたは私を性交することができない場合。[In addition. You can not be me. If you can not fuck me.]</text:p>
      <text:p text:style-name="P52">HZ2 - これ以上のゲームはありません。馬男。今私をファック。[There are no more games. Horse man. Fuck me now.]</text:p>
      <text:p text:style-name="P53">HORSEAPONIまたがっ私を曲げる。あなたは私がハードファック。HORSEYスタイル。[I bend across HORSEAPONI. You fuck me hard. HORSEY style.]</text:p>
      <text:p text:style-name="P54">私にリンゴを養う。その後、私の髪をつかむ。あなたはチャンピオンのように私に乗るだろう。[Feed me apple. Then, grab my hair. You will ride me like a champ.]</text:p>
      <text:p text:style-name="P55">のバケツを埋めることができます。その後、内容がスプラッシュ。私の体の上にすべての。次に干し草の山に私を投げる。[You can fill the bucket. Then, the contents of the splash. All over my body. Then throw me in a pile of hay.]</text:p>
      <text:p text:style-name="P56">私はあなたのホーンを吸うことができます。同時に、あなたは私のお尻を平手打ち。リズミカルにそれを行う。また。いななく。[I can suck your horn. At the same time, you slap my ass. Do it rhythmically. Also. Neigh.]</text:p>
      <text:p text:style-name="P57">私のすべての反復をファック。性的エクスタシーを体験する私たちのすべてを引き起こす。私たちは一斉にオーガズムましょう。[Fuck my all iterations. Cause all of us to experience sexual ecstasy. We try to orgasm in unison.]</text:p>
      <text:p text:style-name="P58">清潔なタオルで私を包んでください。私は農場の動物のようにうめき声をしなければならない。[Please wrap me with a clean towel. I must moan like farm animals.]</text:p>
      <text:p text:style-name="P59">私の足の間に腹立たしそうに鼻を鳴らす。私は殺された子羊のように悲鳴を上げるでしょう。[Snort angrily between my legs. I would scream like a lamb that was killed.]</text:p>
      <text:p text:style-name="P60">私たちは一緒に私たちのお尻を持ってみましょう。共通のオーガズムに参加。すべての終わりでは、私たちを取り囲んでいる。[Let us have our ass together. Participate in the common orgasm. At the end of all that surrounds us.]</text:p>
      <text:p text:style-name="P61">もっと私を低下させる。私はほとんどそこにいる。[Degrade me more. I'm almost there.]</text:p>
      <text:p text:style-name="P62">フリーク。[Freak.]</text:p>
      <text:p text:style-name="P63">_</text:p>
      <text:p text:style-name="P64">RN1 - もちろんそんなことはない。あなたの告発は言語道断。 [Of course there is no such a thing. Your accusation is outrageous.]</text:p>
      <text:p text:style-name="P65">黙れ。そう。あなたはまだ彼と別れたのですか？ [Silence. So. Are you broke up with him yet?]</text:p>
      <text:p text:style-name="P66">あなたは、どういう意味ですか。それは恋人があなたを裏切ったときに感じる？はい、私は知っている。[Are you mean? It feels when the lover has betrayed you? Yes I know.]</text:p>
      <text:p text:style-name="P67">右。我々が表示されます。[Right. We will see.]</text:p>
      <text:p text:style-name="P68">いいえクソ方法。[No fucking way.]</text:p>
      <text:p text:style-name="P69">罰金。しかし、あなたは私に借りがある。性的な接待。[Fine. But you owe me.<text:s/><text:soft-page-break/>Sexual favors.]</text:p>
      <text:p text:style-name="P70">RN2 - なぜですか？ [Why is?]</text:p>
      <text:p text:style-name="P71">はい、もちろん。私はあなたの友達です。[Yes, of course. I am your friend.]</text:p>
      <text:p text:style-name="P72">何を壊す？彼のホーン？ [What you break? His horn?]</text:p>
      <text:p text:style-name="P73">あなたのセックスライフはどうですか？ [How is your sex life?]</text:p>
      <text:p text:style-name="P74">RUFIOH。私はあなたにこのことを告げた。毎日。永遠に。[RUFIOH. I told you this thing. Every day. Forever.]</text:p>
      <text:p text:style-name="P75">私は怒って嫉妬した。[I was jealous and angry.]</text:p>
      <text:p text:style-name="P76">はい。愛が私には死んでいる。ので、誰かがずっと前に、心臓を介して私を刺した。[Yes. Love is dead to me. So long ago, someone stabbed me through the heart.]</text:p>
      <text:p text:style-name="P77">あなたは私が彼を殺したいですか？再び？ [Do you want me to kill him? Again?]</text:p>
      <text:p text:style-name="P78">私が彼を誘惑したいですか？ [I want to seduce him?]</text:p>
      <text:p text:style-name="P79">私は彼の魂を消費するために悪魔をもたらすでしょう。[I'll bring the devil to consume his soul.]</text:p>
      <text:p text:style-name="P80">あなたは必然だけを遅らせる。[You're only delaying the inevitable.]</text:p>
      <text:p text:style-name="P81">私たちの終了時間が近いです。[The end of our time is near.]</text:p>
      <text:p text:style-name="P82">_</text:p>
      <text:p text:style-name="P83">DS1 - I VERY HAPPY.</text:p>
      <text:p text:style-name="P84">MEET HUMAN.</text:p>
      <text:p text:style-name="P85">SAY MUCH DELIGHT.</text:p>
      <text:p text:style-name="P86">_</text:p>
      <text:p text:style-name="P87">RL1 - PLEASE. APOLOGY.</text:p>
      <text:p text:style-name="P88">NOT WANT. DISTURB YOU.</text:p>
      <text:p text:style-name="P89">_</text:p>
      <text:p text:style-name="P90">AH1 - ???</text:p>
      <text:p text:style-name="P91">_</text:p>
      <text:p text:style-name="P92"/>
      <text:p text:style-name="P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ourier New" svg:font-family="Courier New" style:font-family-generic="modern" style:font-pitch="fixed" svg:panose-1="2 7 3 9 2 2 5 2 4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MS Mincho" svg:font-family="MS Mincho" style:font-family-generic="modern" style:font-pitch="fixed" svg:panose-1="2 2 6 9 4 2 5 8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ly Huang</dc:creator>
    <meta:creation-date>2024-12-18T01:11:00Z</meta:creation-date>
    <dc:date>2024-12-18T01:12:00Z</dc:date>
    <meta:template xlink:href="Normal.dotm" xlink:type="simple"/>
    <meta:editing-cycles>2</meta:editing-cycles>
    <meta:editing-duration>PT60S</meta:editing-duration>
    <meta:document-statistic meta:page-count="3" meta:paragraph-count="8" meta:word-count="618" meta:character-count="4139" meta:row-count="29" meta:non-whitespace-character-count="3529"/>
  </office:meta>
</office:document-meta>
</file>